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microbe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b362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bb362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b362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bb362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ec102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ec102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ec102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ec102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scc187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scc187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cc187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scc187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q1f2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q1f2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q1f2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q1f2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ec116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ec116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ec116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ec116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q1b4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q1b4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q1b4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q1b4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p. caro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p. caro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p. caro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. caro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02-343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02-343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02-343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02-343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ec52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ec52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ec52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ec52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ec124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ec124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ec124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ec124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62-268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62-268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62-268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62-268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11-228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11-228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11-228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11-228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ec102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ec102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ec102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ec102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bb362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bb362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b362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bb362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q1f2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q1f2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q1f2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q1f2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scc187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scc187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scc187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scc187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q1b4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q1b4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q1b4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q1b4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ec116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ec116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ec116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ec116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02-343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02-343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02-343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02-343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p. caro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p. caro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p. caro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p. caro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ec124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ec124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ec124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ec124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ec52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ec52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ec52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ec52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11-228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11-228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1-228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11-228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62-268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62-268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G12</text:p>
          </table:table-cell>
          <table:table-cell office:value-type="string" calcext:value-type="string">
            <text:p>62-268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62-268</text:p>
          </table:table-cell>
          <table:table-cell office:value-type="string" calcext:value-type="string">
            <text:p>treat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0:17:14.2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21-02-18T10:24:02.968000000</dc:date>
    <meta:editing-duration>PT6M48S</meta:editing-duration>
    <meta:editing-cycles>1</meta:editing-cycles>
    <meta:document-statistic meta:table-count="1" meta:cell-count="291" meta:object-count="0"/>
  </office:meta>
</office:document-meta>
</file>